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1" style:family="table-cell" style:parent-style-name="Default" style:data-style-name="N36"/>
    <style:style style:name="ce22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F35"/>
    </style:style>
    <style:style style:name="ce27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8-2019'.E2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8-2019'.E20"/>
    </style:style>
  </office:automatic-styles>
  <office:body>
    <office:spreadsheet>
      <table:calculation-settings table:automatic-find-labels="false"/>
      <table:table table:name="2016-2017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Default"/>
        <table:table-column table:style-name="co3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6" table:default-cell-style-name="ce29"/>
        <table:table-column table:style-name="co7" table:default-cell-style-name="ce2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2" office:value-type="string" calcext:value-type="string">
            <text:p>H/A</text:p>
          </table:table-cell>
          <table:table-cell table:style-name="ce24" office:value-type="string" calcext:value-type="string">
            <text:p>S1</text:p>
          </table:table-cell>
          <table:table-cell table:style-name="ce22" office:value-type="string" calcext:value-type="string">
            <text:p>S1P</text:p>
          </table:table-cell>
          <table:table-cell table:style-name="ce24" office:value-type="string" calcext:value-type="string">
            <text:p>S2</text:p>
          </table:table-cell>
          <table:table-cell table:style-name="ce22" office:value-type="string" calcext:value-type="string">
            <text:p>S2P</text:p>
          </table:table-cell>
          <table:table-cell table:style-name="ce24" office:value-type="string" calcext:value-type="string">
            <text:p>S3</text:p>
          </table:table-cell>
          <table:table-cell table:style-name="ce22" office:value-type="string" calcext:value-type="string">
            <text:p>S3P</text:p>
          </table:table-cell>
          <table:table-cell table:style-name="ce24" office:value-type="string" calcext:value-type="string">
            <text:p>S4</text:p>
          </table:table-cell>
          <table:table-cell table:style-name="ce22" office:value-type="string" calcext:value-type="string">
            <text:p>S4P</text:p>
          </table:table-cell>
          <table:table-cell table:style-name="ce24" office:value-type="string" calcext:value-type="string">
            <text:p>S5</text:p>
          </table:table-cell>
          <table:table-cell table:style-name="ce22" office:value-type="string" calcext:value-type="string">
            <text:p>S5P</text:p>
          </table:table-cell>
          <table:table-cell table:style-name="ce27" office:value-type="string" calcext:value-type="string">
            <text:p>Sets</text:p>
          </table:table-cell>
          <table:table-cell table:style-name="ce2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30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6"/>
          <table:table-cell table:style-name="ce28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30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table:style-name="ce28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0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0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30" table:formula="of:=COUNTIF([.D6:.L6];IF([.N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 table:style-name="ce28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0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30" table:formula="of:=COUNTIF([.D8:.L8];IF([.N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table:style-name="ce28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30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30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30" table:formula="of:=COUNTIF([.D11:.L11];IF([.N11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10" calcext:value-type="float">
            <text:p>10</text:p>
          </table:table-cell>
          <table:table-cell table:style-name="ce28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0" table:formula="of:=COUNTIF([.D12:.L12];IF([.N1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6"/>
          <table:table-cell table:style-name="ce28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30" table:formula="of:=COUNTIF([.D13:.L13];IF([.N1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6"/>
          <table:table-cell table:style-name="ce28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0" table:formula="of:=COUNTIF([.D14:.L14];IF([.N1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6"/>
          <table:table-cell table:style-name="ce28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30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 table:style-name="ce28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30" table:formula="of:=COUNTIF([.D16:.L16];IF([.N1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 table:style-name="ce28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30" table:formula="of:=COUNTIF([.D17:.L17];IF([.N17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30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6"/>
          <table:table-cell table:style-name="ce28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30" table:formula="of:=COUNTIF([.D19:.L19];IF([.N19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table:style-name="ce28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30" table:formula="of:=COUNTIF([.D20:.L20];IF([.N20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6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26" office:value-type="float" office:value="11" calcext:value-type="float">
            <text:p>11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30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/>
          <table:table-cell table:style-name="ce26"/>
          <table:table-cell table:style-name="ce28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30" table:formula="of:=COUNTIF([.D22:.L22];IF([.N2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30" table:formula="of:=COUNTIF([.D23:.L23];IF([.N2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30" table:formula="of:=COUNTIF([.D24:.L24];IF([.N24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30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75">
          <table:table-cell table:number-columns-repeated="4"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F35"/>
          </calcext:conditional-format>
        </calcext:conditional-formats>
      </table:table>
      <table:table table:name="2017-2018" table:style-name="ta1">
        <table:table-column table:style-name="co1" table:default-cell-style-name="ce21"/>
        <table:table-column table:style-name="co2" table:default-cell-style-name="Default"/>
        <table:table-column table:style-name="co3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6" table:default-cell-style-name="ce29"/>
        <table:table-column table:style-name="co7" table:default-cell-style-name="ce2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2" office:value-type="string" calcext:value-type="string">
            <text:p>H/A</text:p>
          </table:table-cell>
          <table:table-cell table:style-name="ce24" office:value-type="string" calcext:value-type="string">
            <text:p>S1</text:p>
          </table:table-cell>
          <table:table-cell table:style-name="ce22" office:value-type="string" calcext:value-type="string">
            <text:p>S1P</text:p>
          </table:table-cell>
          <table:table-cell table:style-name="ce24" office:value-type="string" calcext:value-type="string">
            <text:p>S2</text:p>
          </table:table-cell>
          <table:table-cell table:style-name="ce22" office:value-type="string" calcext:value-type="string">
            <text:p>S2P</text:p>
          </table:table-cell>
          <table:table-cell table:style-name="ce24" office:value-type="string" calcext:value-type="string">
            <text:p>S3</text:p>
          </table:table-cell>
          <table:table-cell table:style-name="ce22" office:value-type="string" calcext:value-type="string">
            <text:p>S3P</text:p>
          </table:table-cell>
          <table:table-cell table:style-name="ce24" office:value-type="string" calcext:value-type="string">
            <text:p>S4</text:p>
          </table:table-cell>
          <table:table-cell table:style-name="ce22" office:value-type="string" calcext:value-type="string">
            <text:p>S4P</text:p>
          </table:table-cell>
          <table:table-cell table:style-name="ce24" office:value-type="string" calcext:value-type="string">
            <text:p>S5</text:p>
          </table:table-cell>
          <table:table-cell table:style-name="ce22" office:value-type="string" calcext:value-type="string">
            <text:p>S5P</text:p>
          </table:table-cell>
          <table:table-cell table:style-name="ce27" office:value-type="string" calcext:value-type="string">
            <text:p>Sets</text:p>
          </table:table-cell>
          <table:table-cell table:style-name="ce2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30" table:formula="of:=COUNTIF([.D2:.L2];IF([.N2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30" table:formula="of:=COUNTIF([.D3:.L3];IF([.N3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28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0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28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0" table:formula="of:=COUNTIF([.D5:.L5];IF([.N5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 table:style-name="ce28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30" table:formula="of:=COUNTIF([.D6:.L6];IF([.N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28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0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 table:style-name="ce28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30" table:formula="of:=COUNTIF([.D8:.L8];IF([.N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table:style-name="ce28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30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30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28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30" table:formula="of:=COUNTIF([.D11:.L11];IF([.N11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2" calcext:value-type="date">
            <text:p>22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/>
          <table:table-cell table:style-name="ce28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0" table:formula="of:=COUNTIF([.D12:.L12];IF([.N1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14" calcext:value-type="float">
            <text:p>14</text:p>
          </table:table-cell>
          <table:table-cell table:style-name="ce28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30" table:formula="of:=COUNTIF([.D13:.L13];IF([.N1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28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0" table:formula="of:=COUNTIF([.D14:.L14];IF([.N1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28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30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30" table:formula="of:=COUNTIF([.D16:.L16];IF([.N1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/>
          <table:table-cell table:style-name="ce28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30" table:formula="of:=COUNTIF([.D17:.L17];IF([.N1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11" calcext:value-type="float">
            <text:p>11</text:p>
          </table:table-cell>
          <table:table-cell table:style-name="ce28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30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12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table:style-name="ce28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30" table:formula="of:=COUNTIF([.D19:.L19];IF([.N1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2-15" calcext:value-type="date">
            <text:p>15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2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1"/>
          <table:table-cell table:style-name="ce28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30" table:formula="of:=COUNTIF([.D20:.L20];IF([.N20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2-23" calcext:value-type="date">
            <text:p>23.02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30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3-05" calcext:value-type="date">
            <text:p>05.03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table:style-name="ce28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30" table:formula="of:=COUNTIF([.D22:.L22];IF([.N2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4-05" calcext:value-type="date">
            <text:p>05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11"/>
          <table:table-cell table:style-name="ce28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30" table:formula="of:=COUNTIF([.D23:.L23];IF([.N2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4-09" calcext:value-type="date">
            <text:p>09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11"/>
          <table:table-cell table:style-name="ce28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30" table:formula="of:=COUNTIF([.D24:.L24];IF([.N2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4-09" calcext:value-type="date">
            <text:p>09.04.2018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12" calcext:value-type="float">
            <text:p>12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30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4-11" calcext:value-type="date">
            <text:p>11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table:style-name="ce28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30" table:formula="of:=COUNTIF([.D26:.L26];IF([.N26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4-17" calcext:value-type="date">
            <text:p>17.04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/>
          <table:table-cell table:style-name="ce28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30" table:formula="of:=COUNTIF([.D27:.L27];IF([.N2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4-17" calcext:value-type="date">
            <text:p>17.04.2018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table:style-name="ce11"/>
          <table:table-cell table:style-name="ce28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30" table:formula="of:=COUNTIF([.D28:.L28];IF([.N2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 table:number-rows-repeated="72">
          <table:table-cell table:number-columns-repeated="4"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7-2018'.E21:'2017-2018'.E100 '2017-2018'.G2:'2017-2018'.G100 '2017-2018'.I2:'2017-2018'.I100 '2017-2018'.K2:'2017-2018'.K100 '2017-2018'.M2:'2017-2018'.M100 '2017-2018'.E2:'2017-2018'.E19">
            <calcext:condition calcext:apply-style-name="Verlaengerung" calcext:value="&gt;=10" calcext:base-cell-address="'2017-2018'.E2"/>
          </calcext:conditional-format>
          <calcext:conditional-format calcext:target-range-address="'2017-2018'.E20:'2017-2018'.E20">
            <calcext:condition calcext:apply-style-name="Verlaengerung" calcext:value="&gt;=10" calcext:base-cell-address="'2017-2018'.E20"/>
          </calcext:conditional-format>
        </calcext:conditional-formats>
      </table:table>
      <table:table table:name="2018-2019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Default"/>
        <table:table-column table:style-name="co3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6" table:default-cell-style-name="ce29"/>
        <table:table-column table:style-name="co7" table:default-cell-style-name="ce2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2" office:value-type="string" calcext:value-type="string">
            <text:p>H/A</text:p>
          </table:table-cell>
          <table:table-cell table:style-name="ce24" office:value-type="string" calcext:value-type="string">
            <text:p>S1</text:p>
          </table:table-cell>
          <table:table-cell table:style-name="ce22" office:value-type="string" calcext:value-type="string">
            <text:p>S1P</text:p>
          </table:table-cell>
          <table:table-cell table:style-name="ce24" office:value-type="string" calcext:value-type="string">
            <text:p>S2</text:p>
          </table:table-cell>
          <table:table-cell table:style-name="ce22" office:value-type="string" calcext:value-type="string">
            <text:p>S2P</text:p>
          </table:table-cell>
          <table:table-cell table:style-name="ce24" office:value-type="string" calcext:value-type="string">
            <text:p>S3</text:p>
          </table:table-cell>
          <table:table-cell table:style-name="ce22" office:value-type="string" calcext:value-type="string">
            <text:p>S3P</text:p>
          </table:table-cell>
          <table:table-cell table:style-name="ce24" office:value-type="string" calcext:value-type="string">
            <text:p>S4</text:p>
          </table:table-cell>
          <table:table-cell table:style-name="ce22" office:value-type="string" calcext:value-type="string">
            <text:p>S4P</text:p>
          </table:table-cell>
          <table:table-cell table:style-name="ce24" office:value-type="string" calcext:value-type="string">
            <text:p>S5</text:p>
          </table:table-cell>
          <table:table-cell table:style-name="ce22" office:value-type="string" calcext:value-type="string">
            <text:p>S5P</text:p>
          </table:table-cell>
          <table:table-cell table:style-name="ce27" office:value-type="string" calcext:value-type="string">
            <text:p>Sets</text:p>
          </table:table-cell>
          <table:table-cell table:style-name="ce2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8-10-08" calcext:value-type="date">
            <text:p>08.10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28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30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11-12" calcext:value-type="date">
            <text:p>12.1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3" office:value-type="float" office:value="17" calcext:value-type="float">
            <text:p>17</text:p>
          </table:table-cell>
          <table:table-cell office:value-type="string" calcext:value-type="string">
            <text:p>+</text:p>
          </table:table-cell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ce13"/>
          <table:table-cell table:style-name="ce28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30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11-25" calcext:value-type="date">
            <text:p>25.1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3" office:value-type="float" office:value="9" calcext:value-type="float">
            <text:p>9</text:p>
          </table:table-cell>
          <table:table-cell table:style-name="ce28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0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11-26" calcext:value-type="date">
            <text:p>26.11.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3" office:value-type="float" office:value="8" calcext:value-type="float">
            <text:p>8</text:p>
          </table:table-cell>
          <table:table-cell/>
          <table:table-cell table:style-name="ce13"/>
          <table:table-cell/>
          <table:table-cell table:style-name="ce13"/>
          <table:table-cell table:style-name="ce28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0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9-01-11" calcext:value-type="date">
            <text:p>11.01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3" office:value-type="float" office:value="7" calcext:value-type="float">
            <text:p>7</text:p>
          </table:table-cell>
          <table:table-cell table:style-name="ce28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30" table:formula="of:=COUNTIF([.D6:.L6];IF([.N6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9-01-21" calcext:value-type="date">
            <text:p>21.01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3" office:value-type="float" office:value="7" calcext:value-type="float">
            <text:p>7</text:p>
          </table:table-cell>
          <table:table-cell table:style-name="ce28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0" table:formula="of:=COUNTIF([.D7:.L7];IF([.N7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9-02-13" calcext:value-type="date">
            <text:p>13.02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1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/>
          <table:table-cell table:style-name="ce13"/>
          <table:table-cell table:style-name="ce28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30" table:formula="of:=COUNTIF([.D8:.L8];IF([.N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9-02-18" calcext:value-type="date">
            <text:p>18.02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3" office:value-type="float" office:value="9" calcext:value-type="float">
            <text:p>9</text:p>
          </table:table-cell>
          <table:table-cell/>
          <table:table-cell table:style-name="ce13"/>
          <table:table-cell/>
          <table:table-cell table:style-name="ce13"/>
          <table:table-cell table:style-name="ce28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30" table:formula="of:=COUNTIF([.D9:.L9];IF([.N9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9-02-27" calcext:value-type="date">
            <text:p>27.02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3"/>
          <table:table-cell/>
          <table:table-cell table:style-name="ce13"/>
          <table:table-cell table:style-name="ce28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30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9-03-04" calcext:value-type="date">
            <text:p>04.03.2019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13" office:value-type="float" office:value="7" calcext:value-type="float">
            <text:p>7</text:p>
          </table:table-cell>
          <table:table-cell/>
          <table:table-cell table:style-name="ce13"/>
          <table:table-cell/>
          <table:table-cell table:style-name="ce13"/>
          <table:table-cell table:style-name="ce28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30" table:formula="of:=COUNTIF([.D11:.L11];IF([.N1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8">
          <table:table-cell table:number-columns-repeated="4"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28"/>
          <table:table-cell table:style-name="ce30"/>
          <table:table-cell table:number-columns-repeated="1002"/>
        </table:table-row>
        <table:table-row table:style-name="ro1">
          <table:table-cell table:number-columns-repeated="4"/>
          <table:table-cell table:style-name="ce14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28"/>
          <table:table-cell table:style-name="ce30"/>
          <table:table-cell table:number-columns-repeated="1002"/>
        </table:table-row>
        <table:table-row table:style-name="ro1" table:number-rows-repeated="8">
          <table:table-cell table:number-columns-repeated="4"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28"/>
          <table:table-cell table:style-name="ce30"/>
          <table:table-cell table:number-columns-repeated="1002"/>
        </table:table-row>
        <table:table-row table:style-name="ro1" table:number-rows-repeated="72">
          <table:table-cell table:number-columns-repeated="4"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8-2019'.E21:'2018-2019'.E100 '2018-2019'.G2:'2018-2019'.G100 '2018-2019'.I2:'2018-2019'.I100 '2018-2019'.K2:'2018-2019'.K100 '2018-2019'.M2:'2018-2019'.M100 '2018-2019'.E2:'2018-2019'.E19">
            <calcext:condition calcext:apply-style-name="Verlaengerung" calcext:value="&gt;=10" calcext:base-cell-address="'2018-2019'.E2"/>
          </calcext:conditional-format>
          <calcext:conditional-format calcext:target-range-address="'2018-2019'.E20:'2018-2019'.E20">
            <calcext:condition calcext:apply-style-name="Verlaengerung" calcext:value="&gt;=10" calcext:base-cell-address="'2018-2019'.E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5">00.00.0000</text:date>, <text:time style:data-style-name="N2" text:time-value="11:44:36.98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23</meta:editing-cycles>
    <meta:editing-duration>PT5H19M51S</meta:editing-duration>
    <dc:title>Saison Ekkart</dc:title>
    <dc:date>2019-03-05T11:51:24.400000000</dc:date>
    <meta:generator>LibreOffice/6.1.3.2$Windows_X86_64 LibreOffice_project/86daf60bf00efa86ad547e59e09d6bb77c699acb</meta:generator>
    <dc:creator>Ekkart Kleinod</dc:creator>
    <meta:document-statistic meta:table-count="3" meta:cell-count="852" meta:object-count="0"/>
  </office:meta>
</office:document-meta>
</file>